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9A0F37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.03cm" svg:stroke-color="#666666" draw:marker-start-width="0.045cm" draw:marker-end-width="0.045cm" draw:fill="none" draw:fill-color="#95ff95" loext:fill-use-slide-background="false" draw:opacity="50%" draw:textarea-horizontal-align="left" draw:textarea-vertical-align="middle" draw:auto-grow-height="false" fo:min-height="0.25cm" fo:min-width="11.25cm" draw:shadow-opacity="50%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cm" svg:stroke-color="#666666" draw:marker-start-width="0.045cm" draw:marker-end="" draw:marker-end-width="0.045cm" draw:fill="none" loext:fill-use-slide-background="false" draw:textarea-vertical-align="middle" fo:padding-top="0.14cm" fo:padding-bottom="0.14cm" fo:padding-left="0.265cm" fo:padding-right="0.265cm" loext:decorative="false"/>
    </style:style>
    <style:style style:name="gr4" style:family="graphic" style:parent-style-name="standard">
      <style:graphic-properties draw:stroke="solid" svg:stroke-color="#127622" draw:fill="solid" draw:fill-color="#95ff95" draw:opacity="60%" draw:textarea-horizontal-align="center" draw:textarea-vertical-align="bottom" draw:auto-grow-height="false" fo:min-height="4.712cm" fo:min-width="11.712cm" fo:padding-bottom="0.025cm" draw:shadow-opacity="60%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b2b2b2" draw:textarea-horizontal-align="justify" draw:textarea-vertical-align="top" draw:auto-grow-height="false" fo:min-height="5cm" fo:min-width="1cm" fo:padding-left="0.1cm" fo:padding-right="0.1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b469" draw:opacity="50%" draw:textarea-horizontal-align="left" draw:textarea-vertical-align="top" draw:auto-grow-height="false" fo:min-height="7.836cm" fo:min-width="4.955cm" draw:shadow-opacity="50%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36ace4" draw:opacity="50%" draw:textarea-horizontal-align="left" draw:textarea-vertical-align="top" draw:auto-grow-height="false" fo:min-height="2.848cm" fo:min-width="8.398cm" fo:padding-top="0.025cm" draw:shadow-opacity="50%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2846ff" draw:textarea-horizontal-align="left" draw:textarea-vertical-align="top" draw:auto-grow-height="false" fo:min-height="2.016cm" fo:min-width="4.516cm" fo:padding-top="0.02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d6d000" draw:textarea-horizontal-align="center" draw:textarea-vertical-align="top" draw:auto-grow-height="false" fo:min-height="0.319cm" fo:min-width="1.25cm" fo:padding-top="0.025cm" fo:padding-left="0.1cm" fo:padding-right="0.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solid" draw:fill-color="#2846ff" draw:textarea-horizontal-align="left" draw:textarea-vertical-align="top" draw:auto-grow-height="false" fo:min-height="2.016cm" fo:min-width="6.516cm" fo:padding-top="0.02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fbf7e" draw:opacity="100%" draw:textarea-horizontal-align="center" draw:textarea-vertical-align="top" draw:auto-grow-height="false" fo:min-height="4.433cm" fo:min-width="2.433cm" draw:shadow-opacity="100%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ff8100" draw:textarea-horizontal-align="center" draw:textarea-vertical-align="top" draw:auto-grow-height="false" fo:min-height="0.428cm" fo:min-width="1.678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5cm" svg:stroke-color="#000000" draw:marker-start-width="0.275cm" draw:marker-end="Extrémités_20_de_20_flèche_20_1" draw:marker-end-width="0.275cm" draw:fill="none" draw:textarea-vertical-align="middle" fo:padding-top="0.15cm" fo:padding-bottom="0.15cm" fo:padding-left="0.275cm" fo:padding-right="0.275cm" loext:decorative="false"/>
    </style:style>
    <style:style style:name="gr14" style:family="graphic">
      <style:graphic-properties loext:decorative="false"/>
    </style:style>
    <style:style style:name="gr15" style:family="graphic" style:parent-style-name="objectwithoutfill">
      <style:graphic-properties svg:stroke-width="0.05cm" svg:stroke-color="#000000" draw:marker-start-width="0.275cm" draw:marker-end="" draw:marker-end-width="0.275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stroke="none" svg:stroke-color="#000000" draw:fill="solid" draw:fill-color="#ff6000" draw:opacity="50%" draw:textarea-horizontal-align="center" draw:textarea-vertical-align="bottom" draw:auto-grow-height="false" fo:min-height="0.442cm" fo:min-width="2.801cm" fo:padding-top="-0.05cm" fo:padding-bottom="0.025cm" fo:padding-left="0.1cm" fo:padding-right="0.1cm" draw:shadow-opacity="50%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6000" draw:textarea-horizontal-align="center" draw:textarea-vertical-align="bottom" draw:auto-grow-height="false" fo:min-height="0.442cm" fo:min-width="2.801cm" fo:padding-top="-0.05cm" fo:padding-bottom="0.025cm" fo:padding-left="0.1cm" fo:padding-right="0.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5eb91e" draw:opacity="50%" draw:textarea-horizontal-align="center" draw:textarea-vertical-align="bottom" draw:auto-grow-height="false" fo:min-height="0.451cm" fo:min-width="2.151cm" fo:padding-bottom="0.025cm" fo:padding-left="0.1cm" fo:padding-right="0.1cm" draw:shadow-opacity="50%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5eb91e" draw:textarea-horizontal-align="center" draw:textarea-vertical-align="bottom" draw:auto-grow-height="false" fo:min-height="0.451cm" fo:min-width="2.151cm" fo:padding-bottom="0.025cm" fo:padding-left="0.1cm" fo:padding-right="0.1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bf00ff" draw:textarea-horizontal-align="center" draw:textarea-vertical-align="middle" draw:auto-grow-height="false" fo:min-height="0.463cm" fo:min-width="2.049cm" fo:padding-top="0.025cm" fo:padding-bottom="0.025cm" fo:padding-left="0.1cm" fo:padding-right="0.1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0000" draw:textarea-horizontal-align="center" draw:textarea-vertical-align="middle" draw:auto-grow-height="false" fo:min-height="0.438cm" fo:min-width="1.238cm" fo:padding-top="0.075cm" fo:padding-bottom="0.075cm" fo:padding-left="0.1cm" fo:padding-right="0.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5cm" svg:stroke-color="#000000" draw:marker-start-width="0.275cm" draw:marker-end-width="0.275cm" draw:fill="solid" draw:fill-color="#8d281e" draw:textarea-vertical-align="middle" draw:auto-grow-height="false" fo:min-height="2.271cm" fo:min-width="2.70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5cm" svg:stroke-color="#000000" draw:marker-start-width="0.275cm" draw:marker-end-width="0.275cm" draw:fill-color="#8d281e" draw:textarea-vertical-align="middle" draw:auto-grow-height="false" fo:min-height="0.786cm" fo:min-width="0.342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loext:fill-use-slide-background="false" fo:min-height="0cm" fo:min-width="0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5eb91e" draw:opacity="50%" draw:textarea-horizontal-align="center" draw:textarea-vertical-align="bottom" draw:auto-grow-height="false" fo:min-height="0.451cm" fo:min-width="2.151cm" fo:padding-bottom="0.025cm" fo:padding-left="0.1cm" fo:padding-right="0.1cm" draw:shadow-opacity="50%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solid" draw:fill-color="#5eb91e" draw:textarea-horizontal-align="center" draw:textarea-vertical-align="bottom" draw:auto-grow-height="false" fo:min-height="0.267cm" fo:min-width="2.801cm" fo:padding-top="0.125cm" fo:padding-bottom="0.025cm" fo:padding-left="0.1cm" fo:padding-right="0.1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eb91e" draw:opacity="50%" draw:textarea-horizontal-align="center" draw:textarea-vertical-align="bottom" draw:auto-grow-height="false" fo:min-height="0.451cm" fo:min-width="3.762cm" fo:padding-bottom="0.025cm" fo:padding-left="0.1cm" fo:padding-right="0.1cm" draw:shadow-opacity="50%" style:writing-mode="lr-tb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solid" draw:fill-color="#d6d000" draw:textarea-horizontal-align="center" draw:textarea-vertical-align="top" draw:auto-grow-height="false" fo:min-height="0.319cm" fo:min-width="1.2cm" fo:padding-top="0.025cm" fo:padding-left="0.1cm" fo:padding-right="0.1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d6d000" draw:textarea-horizontal-align="center" draw:textarea-vertical-align="top" draw:auto-grow-height="false" fo:min-height="0.319cm" fo:min-width="1.151cm" fo:padding-top="0.025cm" fo:padding-left="0.1cm" fo:padding-right="0.1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0.532cm" fo:min-width="0.53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95ff95" draw:opacity="50%"/>
      <style:paragraph-properties fo:text-align="center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5ff95" draw:opacity="60%"/>
      <style:paragraph-properties fo:text-align="center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solid" draw:fill-color="#b2b2b2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ffb469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36ace4" draw:opacity="50%"/>
      <style:paragraph-properties fo:text-align="start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2846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d6d000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fo:margin-left="0cm" fo:margin-right="0cm" fo:text-align="center" fo:text-indent="0cm"/>
      <style:text-properties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P16" style:family="paragraph">
      <loext:graphic-properties draw:fill="solid" draw:fill-color="#2846ff"/>
      <style:paragraph-properties fo:margin-left="0cm" fo:margin-right="0cm" fo:text-align="center" fo:text-indent="0cm" style:writing-mode="lr-tb"/>
      <style:text-properties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P17" style:family="paragraph">
      <loext:graphic-properties draw:fill="solid" draw:fill-color="#ffbf7e" draw:opacity="100%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ff8100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solid" draw:fill-color="#ffbf7e" draw:opacity="100%"/>
      <style:paragraph-properties fo:text-align="center" style:writing-mode="lr-tb"/>
      <style:text-properties fo:font-size="10.5pt" style:font-size-asian="10.5pt" style:font-size-complex="10.5pt"/>
    </style:style>
    <style:style style:name="P20" style:family="paragraph">
      <loext:graphic-properties draw:fill="solid" draw:fill-color="#ff6000" draw:opacity="50%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="solid" draw:fill-color="#ff6000"/>
      <style:paragraph-properties fo:text-align="center" style:writing-mode="lr-tb"/>
      <style:text-properties fo:font-size="9pt" style:font-size-asian="9pt" style:font-size-complex="9pt"/>
    </style:style>
    <style:style style:name="P23" style:family="paragraph">
      <loext:graphic-properties draw:fill="solid" draw:fill-color="#5eb91e" draw:opacity="50%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loext:graphic-properties draw:fill="solid" draw:fill-color="#5eb91e"/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="solid" draw:fill-color="#bf00ff"/>
      <style:paragraph-properties fo:text-align="center" style:writing-mode="lr-tb"/>
      <style:text-properties fo:font-size="10.5pt" style:font-size-asian="10.5pt" style:font-size-complex="10.5pt"/>
    </style:style>
    <style:style style:name="P26" style:family="paragraph">
      <loext:graphic-properties draw:fill="solid" draw:fill-color="#ff0000"/>
      <style:paragraph-properties fo:text-align="center" style:writing-mode="lr-tb"/>
      <style:text-properties fo:font-size="10.5pt" style:font-size-asian="10.5pt" style:font-size-complex="10.5pt"/>
    </style:style>
    <style:style style:name="P27" style:family="paragraph">
      <loext:graphic-properties draw:fill="solid" draw:fill-color="#8d281e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8d281e"/>
      <style:paragraph-properties fo:text-align="center" style:writing-mode="lr-tb"/>
      <style:text-properties fo:font-size="15pt" style:font-size-asian="15pt" style:font-size-complex="15pt"/>
    </style:style>
    <style:style style:name="P29" style:family="paragraph"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style:style style:name="P30" style:family="paragraph">
      <loext:graphic-properties draw:fill="none"/>
      <style:paragraph-properties style:writing-mode="lr-tb"/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style:style style:name="P3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2" style:family="paragraph">
      <style:paragraph-properties fo:margin-left="0cm" fo:margin-right="0cm" fo:text-align="center" fo:text-indent="0cm"/>
      <style:text-properties style:font-name="Liberation Sans" fo:font-size="9pt" style:letter-kerning="true" style:font-name-asian="Noto Sans CJK SC" style:font-size-asian="9pt" style:font-name-complex="Noto Sans Devanagari" style:font-size-complex="9pt"/>
    </style:style>
    <style:style style:name="P33" style:family="paragraph">
      <loext:graphic-properties draw:fill="solid" draw:fill-color="#5eb91e"/>
      <style:paragraph-properties fo:margin-left="0cm" fo:margin-right="0cm" fo:text-align="center" fo:text-indent="0cm" style:writing-mode="lr-tb"/>
      <style:text-properties style:font-name="Liberation Sans" fo:font-size="9pt" style:letter-kerning="true" style:font-name-asian="Noto Sans CJK SC" style:font-size-asian="9pt" style:font-name-complex="Noto Sans Devanagari" style:font-size-complex="9pt"/>
    </style:style>
    <style:style style:name="P34" style:family="paragraph">
      <style:paragraph-properties fo:text-align="center"/>
      <style:text-properties fo:font-size="14pt" style:font-size-asian="14pt" style:font-size-complex="14pt"/>
    </style:style>
    <style:style style:name="P35" style:family="paragraph">
      <loext:graphic-properties draw:fill="solid" draw:fill-color="#ff3838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style:style style:name="T9" style:family="text">
      <style:text-properties style:font-name="Liberation Sans" fo:font-size="10.5pt" style:letter-kerning="true" style:font-name-asian="Noto Sans CJK SC" style:font-size-asian="10.5pt" style:font-name-complex="Noto Sans Devanagari" style:font-size-complex="10.5pt"/>
    </style:style>
    <style:style style:name="T10" style:family="text">
      <style:text-properties style:font-name="Liberation Sans" fo:font-size="9pt" style:letter-kerning="true" style:font-name-asian="Noto Sans CJK SC" style:font-size-asian="9pt" style:font-name-complex="Noto Sans Devanagari" style:font-size-complex="9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2" draw:layer="layout" svg:width="11.75cm" svg:height="0.5cm" svg:x="6.75cm" svg:y="7.85cm">
            <text:p text:style-name="P1"><text:span text:style-name="T1"><text:s text:c="2"/></text:span><text:span text:style-name="T1">jan <text:s text:c="11"/>fév <text:s text:c="9"/>mars <text:s text:c="9"/>avril <text:s text:c="11"/>mai <text:s text:c="9"/>juin <text:s text:c="11"/>juil <text:s text:c="10"/>août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1cm" svg:y1="8.25cm" svg:x2="8.1cm" svg:y2="6cm">
            <text:p/>
          </draw:line>
          <draw:line draw:style-name="gr3" draw:text-style-name="P3" draw:layer="layout" svg:x1="9.6cm" svg:y1="8.25cm" svg:x2="9.6cm" svg:y2="6cm">
            <text:p/>
          </draw:line>
          <draw:line draw:style-name="gr3" draw:text-style-name="P3" draw:layer="layout" svg:x1="11.1cm" svg:y1="8.25cm" svg:x2="11.1cm" svg:y2="3.9cm">
            <text:p/>
          </draw:line>
          <draw:line draw:style-name="gr3" draw:text-style-name="P3" draw:layer="layout" svg:x1="12.6cm" svg:y1="8.25cm" svg:x2="12.6cm" svg:y2="7.75cm">
            <text:p/>
          </draw:line>
          <draw:line draw:style-name="gr3" draw:text-style-name="P3" draw:layer="layout" svg:x1="14.1cm" svg:y1="8.25cm" svg:x2="14.1cm" svg:y2="3.9cm">
            <text:p/>
          </draw:line>
          <draw:line draw:style-name="gr3" draw:text-style-name="P3" draw:layer="layout" svg:x1="15.6cm" svg:y1="8.25cm" svg:x2="15.6cm" svg:y2="3.9cm">
            <text:p/>
          </draw:line>
          <draw:line draw:style-name="gr3" draw:text-style-name="P3" draw:layer="layout" svg:x1="17.1cm" svg:y1="8.25cm" svg:x2="17.1cm" svg:y2="3.9cm">
            <text:p/>
          </draw:line>
        </draw:g>
        <draw:custom-shape draw:style-name="gr4" draw:text-style-name="P4" draw:layer="layout" svg:width="12.5cm" svg:height="5.25cm" svg:x="6.25cm" svg:y="3.75cm">
          <text:p text:style-name="P1"><text:span text:style-name="T2">Cultures</text:span></text:p>
          <draw:enhanced-geometry svg:viewBox="0 0 21600 21600" draw:path-stretchpoint-x="10800" draw:path-stretchpoint-y="10800" draw:text-areas="?f3 ?f4 ?f5 ?f6" draw:type="round-rectangle" draw:modifiers="2027.95657969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cm" svg:height="5.25cm" svg:x="19.25cm" svg:y="3.75cm">
          <text:p text:style-name="P5"><text:span text:style-name="T3">Menu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Table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Vu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749cm" svg:height="8.38cm" svg:x="0.251cm" svg:y="0.65cm">
          <text:p text:style-name="P7"><text:span text:style-name="T3">Assolement</text:span></text:p>
          <draw:enhanced-geometry svg:viewBox="0 0 21600 21600" draw:path-stretchpoint-x="10800" draw:path-stretchpoint-y="10800" draw:text-areas="?f3 ?f4 ?f5 ?f6" draw:type="round-rectangle" draw:modifiers="1889.530434782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9.05cm" svg:height="3.15cm" svg:x="6.2cm" svg:y="0.205cm">
          <text:p text:style-name="P9"><text:span text:style-name="T2">Famil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85.059545290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5.25cm" svg:height="2.4cm" svg:x="6.5cm" svg:y="0.75cm">
          <text:p text:style-name="P11"><text:span text:style-name="T3">Espè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.5cm" svg:height="0.519cm" svg:x="6.75cm" svg:y="1.4cm">
          <text:p text:style-name="P13"><text:span text:style-name="T4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3cm" svg:height="2.4cm" svg:x="11.9cm" svg:y="0.75cm">
          <text:p text:style-name="P15"><text:span text:style-name="T5">Espè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>
          <draw:custom-shape draw:style-name="gr11" draw:text-style-name="P17" draw:layer="layout" svg:width="3.249cm" svg:height="4.999cm" svg:x="0.501cm" svg:y="1.501cm">
            <text:p text:style-name="P13"><text:span text:style-name="T4">Unité</text:span><text:span text:style-name="T6"> </text:span><text:span text:style-name="T4">prod</text:span><text:span text:style-name="T6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cm" svg:y="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cm" svg:y="3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cm" svg:y="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cm" svg:y="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11" draw:text-style-name="P19" draw:layer="layout" svg:width="3.249cm" svg:height="4.999cm" svg:x="1.5cm" svg:y="2.301cm">
            <text:p text:style-name="P5"><text:span text:style-name="T4">Unité prod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.99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.999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.999cm" svg:y="5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.999cm" svg:y="6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9" draw:layer="layout" svg:width="3.249cm" svg:height="4.999cm" svg:x="2.501cm" svg:y="3.101cm">
          <text:p text:style-name="P5"><text:span text:style-name="T4">Unité pro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9.213cm" svg:y1="3cm" svg:x2="9.213cm" svg:y2="6.328cm">
          <text:p/>
        </draw:line>
        <draw:g draw:style-name="gr14">
          <draw:line draw:style-name="gr13" draw:text-style-name="P3" draw:layer="layout" svg:x1="12.613cm" svg:y1="6.852cm" svg:x2="12.613cm" svg:y2="7.216cm">
            <text:p/>
          </draw:line>
          <draw:line draw:style-name="gr15" draw:text-style-name="P3" draw:layer="layout" svg:x1="12.613cm" svg:y1="3cm" svg:x2="12.613cm" svg:y2="5.401cm">
            <text:p/>
          </draw:line>
          <draw:line draw:style-name="gr15" draw:text-style-name="P3" draw:layer="layout" svg:x1="12.613cm" svg:y1="5.798cm" svg:x2="12.613cm" svg:y2="6.25cm">
            <text:p/>
          </draw:line>
        </draw:g>
        <draw:g draw:style-name="gr1">
          <draw:custom-shape draw:style-name="gr16" draw:text-style-name="P20" draw:layer="layout" svg:width="3cm" svg:height="0.416cm" svg:x="9.801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2" draw:layer="layout" svg:width="3cm" svg:height="0.416cm" svg:x="7.8cm" svg:y="5.401cm">
            <text:p text:style-name="P21"><text:span text:style-name="T7">SEMIS PÉPINIÈ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3" draw:layer="layout" svg:width="2.35cm" svg:height="0.6cm" svg:x="13.801cm" svg:y="5.2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2.35cm" svg:height="0.6cm" svg:x="12.3cm" svg:y="5.222cm">
            <text:p text:style-name="P21"><text:span text:style-name="T7">PLANTATION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5" draw:layer="layout" svg:width="2.248cm" svg:height="0.512cm" svg:x="16.13cm" svg:y="4.96cm">
            <text:p text:style-name="P5"><text:span text:style-name="T4">Récolt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" draw:text-style-name="P26" draw:layer="layout" svg:width="1.5cm" svg:height="0.65cm" svg:x="6.75cm" svg:y="2.2cm">
          <text:p text:style-name="P5"><text:span text:style-name="T4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3.25cm" svg:height="2.57cm" draw:transform="rotate (3.09429423086075) translate (3.405cm 9.251cm)">
          <text:p/>
          <draw:enhanced-geometry svg:viewBox="0 0 21600 21600" draw:mirror-horizontal="false" draw:mirror-vertical="false" draw:text-areas="0 0 21600 21600" draw:type="circular-arrow" draw:modifiers="180 23.567064412574 9970.592716422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28" draw:layer="layout" svg:width="0.891cm" svg:height="1.084cm" draw:transform="rotate (-2.96740879424076) translate (2.814cm 7.898cm)">
          <text:p/>
          <draw:enhanced-geometry svg:viewBox="0 0 21600 21600" draw:mirror-horizontal="true" draw:mirror-vertical="false" draw:text-areas="0 0 21600 21600" draw:type="circular-arrow" draw:modifiers="180 -70.2582290348339 9104.512725454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30" draw:layer="layout" svg:width="2.75cm" svg:height="0.662cm" svg:x="0.55cm" svg:y="7.962cm">
          <text:p text:style-name="P29"><text:span text:style-name="T8">Rota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25cm" svg:height="0.75cm" svg:x="3cm" svg:y="4.1cm">
          <text:p text:style-name="P13"><text:span text:style-name="T4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2.25cm" svg:height="0.75cm" svg:x="3cm" svg:y="5.1cm">
          <text:p text:style-name="P31"><text:span text:style-name="T9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2.25cm" svg:height="0.75cm" svg:x="3cm" svg:y="6.1cm">
          <text:p text:style-name="P13"><text:span text:style-name="T4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2.25cm" svg:height="0.75cm" svg:x="3cm" svg:y="7.1cm">
          <text:p text:style-name="P13"><text:span text:style-name="T4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8.013cm" svg:y1="3cm" svg:x2="8.013cm" svg:y2="5.295cm">
          <text:p/>
        </draw:line>
        <draw:g draw:style-name="gr1">
          <draw:custom-shape draw:style-name="gr16" draw:text-style-name="P20" draw:layer="layout" svg:width="3cm" svg:height="0.416cm" svg:x="9.002cm" svg:y="4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2" draw:layer="layout" svg:width="3cm" svg:height="0.416cm" svg:x="7.001cm" svg:y="4.43cm">
            <text:p text:style-name="P21"><text:span text:style-name="T7">SEMIS PÉPINIÈ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3" draw:layer="layout" svg:width="2.35cm" svg:height="0.6cm" svg:x="13.002cm" svg:y="4.25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2.35cm" svg:height="0.6cm" svg:x="11.501cm" svg:y="4.251cm">
            <text:p text:style-name="P21"><text:span text:style-name="T7">PLANTATION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5" draw:layer="layout" svg:width="2.248cm" svg:height="0.512cm" svg:x="15.331cm" svg:y="3.989cm">
            <text:p text:style-name="P5"><text:span text:style-name="T4">Récolt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26" draw:text-style-name="P33" draw:layer="layout" svg:width="3cm" svg:height="0.416cm" svg:x="8.501cm" svg:y="6.43cm">
            <text:p text:style-name="P32"><text:span text:style-name="T10">SEMIS EN PLA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3" draw:layer="layout" svg:width="3.961cm" svg:height="0.6cm" svg:x="11.489cm" svg:y="6.25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5" draw:layer="layout" svg:width="2.248cm" svg:height="0.512cm" svg:x="15.431cm" svg:y="5.989cm">
            <text:p text:style-name="P5"><text:span text:style-name="T4">Récolt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25" draw:text-style-name="P23" draw:layer="layout" svg:width="2.35cm" svg:height="0.6cm" svg:x="13.402cm" svg:y="7.25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2.35cm" svg:height="0.6cm" svg:x="11.901cm" svg:y="7.251cm">
            <text:p text:style-name="P21"><text:span text:style-name="T7">PLANTATION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5" draw:layer="layout" svg:width="2.248cm" svg:height="0.512cm" svg:x="15.731cm" svg:y="6.989cm">
            <text:p text:style-name="P5"><text:span text:style-name="T4">Récolt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3" draw:text-style-name="P3" draw:layer="layout" svg:x1="5.5cm" svg:y1="5.6cm" svg:x2="6.75cm" svg:y2="5.6cm">
          <text:p/>
        </draw:line>
        <draw:line draw:style-name="gr13" draw:text-style-name="P3" draw:layer="layout" svg:x1="7.213cm" svg:y1="3cm" svg:x2="7.213cm" svg:y2="4.336cm">
          <text:p/>
        </draw:line>
        <draw:line draw:style-name="gr13" draw:text-style-name="P3" draw:layer="layout" svg:x1="5.5cm" svg:y1="6.6cm" svg:x2="6.75cm" svg:y2="6.6cm">
          <text:p/>
        </draw:line>
        <draw:line draw:style-name="gr13" draw:text-style-name="P3" draw:layer="layout" svg:x1="5.5cm" svg:y1="4.6cm" svg:x2="6.75cm" svg:y2="4.6cm">
          <text:p/>
        </draw:line>
        <draw:line draw:style-name="gr13" draw:text-style-name="P3" draw:layer="layout" svg:x1="5.5cm" svg:y1="7.6cm" svg:x2="6.75cm" svg:y2="7.6cm">
          <text:p/>
        </draw:line>
        <draw:frame draw:style-name="gr28" draw:text-style-name="P3" draw:layer="layout" svg:width="3.331cm" svg:height="3.331cm" svg:x="17.219cm" svg:y="0.169cm">
          <draw:image xlink:href="Pictures/1000000100000200000002009A0F37F8.png" xlink:type="simple" xlink:show="embed" xlink:actuate="onLoad" draw:mime-type="image/png">
            <text:p/>
          </draw:image>
        </draw:frame>
        <draw:custom-shape draw:style-name="gr29" draw:text-style-name="P14" draw:layer="layout" svg:width="1.45cm" svg:height="0.519cm" svg:x="8.401cm" svg:y="1.4cm">
          <text:p text:style-name="P13"><text:span text:style-name="T4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1.45cm" svg:height="0.519cm" svg:x="10.001cm" svg:y="1.4cm">
          <text:p text:style-name="P13"><text:span text:style-name="T4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1.401cm" svg:height="0.519cm" svg:x="12.25cm" svg:y="1.4cm">
          <text:p text:style-name="P13"><text:span text:style-name="T4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1.5cm" svg:height="0.65cm" svg:x="8.851cm" svg:y="2.2cm">
          <text:p text:style-name="P5"><text:span text:style-name="T4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1.5cm" svg:height="0.65cm" svg:x="12.251cm" svg:y="2.2cm">
          <text:p text:style-name="P5"><text:span text:style-name="T4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5" draw:layer="layout" svg:width="0.75cm" svg:height="0.75cm" svg:x="19.6cm" svg:y="5.05cm">
          <text:p text:style-name="P34"><text:span text:style-name="T1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5" draw:layer="layout" svg:width="0.75cm" svg:height="0.75cm" svg:x="19.601cm" svg:y="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0.891cm" svg:height="1.084cm" draw:transform="rotate (-2.96740879424076) translate (1.79cm 7.09cm)">
          <text:p/>
          <draw:enhanced-geometry svg:viewBox="0 0 21600 21600" draw:mirror-horizontal="true" draw:mirror-vertical="false" draw:text-areas="0 0 21600 21600" draw:type="circular-arrow" draw:modifiers="180 -70.2582290348339 9104.512725454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</meta:initial-creator>
    <meta:creation-date>2025-03-13T07:42:02.079101210</meta:creation-date>
    <dc:date>2025-11-16T22:30:22.221306195</dc:date>
    <dc:creator>Marc</dc:creator>
    <meta:editing-duration>PT1H18M18S</meta:editing-duration>
    <meta:editing-cycles>14</meta:editing-cycles>
    <meta:generator>LibreOffice/24.2.7.2$Linux_X86_64 LibreOffice_project/420$Build-2</meta:generator>
    <meta:document-statistic meta:object-count="77"/>
  </office:meta>
</office:document-meta>
</file>